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2.4896in" fo:margin-left="1.7958in" fo:margin-right="2.6396in" table:align="margins"/>
    </style:style>
    <style:style style:name="Table1.A" style:family="table-column">
      <style:table-column-properties style:column-width="2.4896in" style:rel-column-width="65535*"/>
    </style:style>
    <style:style style:name="P1" style:family="paragraph" style:parent-style-name="Standard">
      <style:paragraph-properties fo:margin-left="0in" fo:margin-right="0in" fo:text-indent="0in" style:auto-text-indent="false"/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use-window-font-color="true"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6" style:family="paragraph" style:parent-style-name="Standard">
      <style:text-properties style:use-window-font-color="true" style:font-name="Arial" fo:font-weight="normal" style:font-weight-asian="normal" style:font-weight-complex="normal"/>
    </style:style>
    <style:style style:name="P7" style:family="paragraph" style:parent-style-name="Standard">
      <style:text-properties style:use-window-font-color="true"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text-properties style:font-name="Arial" fo:font-weight="normal" style:font-weight-asian="normal" style:font-weight-complex="normal"/>
    </style:style>
    <style:style style:name="P9" style:family="paragraph" style:parent-style-name="Text_20_body">
      <style:text-properties style:use-window-font-color="true" style:font-name="Arial" fo:font-weight="normal" style:font-weight-asian="normal" style:font-weight-complex="normal"/>
    </style:style>
    <style:style style:name="P10" style:family="paragraph" style:parent-style-name="Text_20_body">
      <style:text-properties fo:color="#000000" style:font-name="Arial" style:language-asian="zh" style:country-asian="CN"/>
    </style:style>
    <style:style style:name="P11" style:family="paragraph" style:parent-style-name="Text_20_body">
      <style:text-properties fo:color="#000000" style:font-name="Arial" fo:font-size="12pt" fo:font-weight="normal" style:font-size-asian="12pt" style:language-asian="zh" style:country-asian="CN" style:font-weight-asian="normal" style:font-size-complex="12pt" style:font-weight-complex="normal"/>
    </style:style>
    <style:style style:name="P12" style:family="paragraph" style:parent-style-name="Standard">
      <style:text-properties style:use-window-font-color="true"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ff" style:font-name="Arial" fo:font-weight="bold" style:font-weight-asian="bold" style:font-weight-complex="bold"/>
    </style:style>
    <style:style style:name="T2" style:family="text">
      <style:text-properties style:font-name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he following section tests various combinations of options for tables.</text:p>
      <text:p text:style-name="P3"/>
      <text:p text:style-name="P3">A basic table with row names and default headers, plus write a caption</text:p>
      <text:p text:style-name="P3"/>
      <text:p text:style-name="P1">&lt;&lt;testing1, results = xml&gt;&gt;=</text:p>
      <text:p text:style-name="P1">odfCat(“The version of R is”, R.Version()$version.string)</text:p>
      <text:p text:style-name="P1">odfTable(iris[1:3,2:5])</text:p>
      <text:p text:style-name="P1">@</text:p>
      <text:p text:style-name="P1"/>
      <text:p text:style-name="P3">Now remove the row names and mod the headers</text:p>
      <text:p text:style-name="P3"/>
      <text:p text:style-name="P1">&lt;&lt;testing2, results = xml&gt;&gt;=</text:p>
      <text:p text:style-name="P1"># test the heading changes and no row names</text:p>
      <text:p text:style-name="P1">odfTable(</text:p>
      <text:p text:style-name="P1"><text:s text:c="3"/>iris[1:3,], </text:p>
      <text:p text:style-name="P1"><text:s text:c="3"/>useRowNames = FALSE,</text:p>
      <text:p text:style-name="P1"><text:s text:c="3"/>colnames = gsub("\\.", " ", names(iris)))</text:p>
      <text:p text:style-name="P1">@</text:p>
      <text:p text:style-name="P1"/>
      <text:p text:style-name="P1"/>
      <text:p text:style-name="P3">A table of a numeric vector. It should be vertically oriented (like a nx1 vector) and should not show the full precision of the data points</text:p>
      <text:p text:style-name="P3"/>
      <text:p text:style-name="P1">&lt;&lt;testing3, results = xml&gt;&gt;=</text:p>
      <text:p text:style-name="P1"># test numeric vectors</text:p>
      <text:p text:style-name="P1">odfTable(rnorm(10))</text:p>
      <text:p text:style-name="P1">@</text:p>
      <text:p text:style-name="P1"/>
      <text:p text:style-name="P1"/>
      <text:p text:style-name="P3">The next table tests that factors show up as text and that table defaults to 1xn when there are less than 5 elements.</text:p>
      <text:p text:style-name="P1"/>
      <text:p text:style-name="P1">&lt;&lt;testing4, results = xml&gt;&gt;=</text:p>
      <text:p text:style-name="P1"># test factors</text:p>
      <text:p text:style-name="P1">odfTable(levels(iris$Species))</text:p>
      <text:p text:style-name="P1">@</text:p>
      <text:p text:style-name="P1"/>
      <text:p text:style-name="P3">Just as a test, define a small table to hold the larger table to limit the span</text:p>
      <text:p text:style-name="P1"/>
      <table:table table:name="Table1" table:style-name="Table1">
        <table:table-column table:style-name="Table1.A"/>
        <table:table-row>
          <table:table-cell office:value-type="string">
            <text:p text:style-name="P1">&lt;&lt;testing5, echo = FALSE, results = xml&gt;&gt;=</text:p>
            <text:p text:style-name="P1"># test numeric vectors</text:p>
            <text:p text:style-name="P1">odfTable(rnorm(10))</text:p>
            <text:p text:style-name="P1">@</text:p>
          </table:table-cell>
        </table:table-row>
      </table:table>
      <text:p text:style-name="P1"/>
      <text:p text:style-name="P1"/>
      <text:p text:style-name="P3">Now we test changing style assignments in the middle of the document.</text:p>
      <text:p text:style-name="P1"/>
      <text:p text:style-name="P1">&lt;&lt;testing6, results = xml&gt;&gt;=</text:p>
      <text:p text:style-name="P1"><text:soft-page-break/># test the style change and no row names</text:p>
      <text:p text:style-name="P1">tt &lt;- getStyles()</text:p>
      <text:p text:style-name="P1">originalStyles &lt;- tt<text:line-break/>tt$cellText &lt;- "ArialHighlight"<text:line-break/>setStyles(tt)</text:p>
      <text:p text:style-name="P1">odfTable(iris[1:3,2:5], useRowNames = FALSE)</text:p>
      <text:p text:style-name="P1">@</text:p>
      <text:p text:style-name="P1"/>
      <text:p text:style-name="P1"/>
      <text:p text:style-name="P3">Now change them back (no output generated)</text:p>
      <text:p text:style-name="P1">&lt;&lt;resetFormats, results = hide, echo = FALSE&gt;&gt;=</text:p>
      <text:p text:style-name="P1">setStyles(originalStyles)</text:p>
      <text:p text:style-name="P1">@</text:p>
      <text:p text:style-name="P1"/>
      <text:p text:style-name="P3">We can differentially change formatting of table elements</text:p>
      <text:p text:style-name="P1"/>
      <text:p text:style-name="P1">&lt;&lt;testing7a, results = xml&gt;&gt;=</text:p>
      <text:p text:style-name="P1"># test selective formatting</text:p>
      <text:p text:style-name="P1">newStyles &lt;- tableStyles(</text:p>
      <text:p text:style-name="P1"><text:s text:c="3"/>iris[1:3,], </text:p>
      <text:p text:style-name="P1"><text:s text:c="3"/>useRowNames = FALSE, </text:p>
      <text:p text:style-name="P1"><text:s text:c="3"/>header = names(iris))</text:p>
      <text:p text:style-name="P1">newStyles$text[2,3] &lt;- "ArialHighlight"</text:p>
      <text:p text:style-name="P1">odfTable(</text:p>
      <text:p text:style-name="P1"><text:s text:c="3"/>iris[1:3,], </text:p>
      <text:p text:style-name="P1"><text:s text:c="3"/>useRowNames = FALSE,</text:p>
      <text:p text:style-name="P1"><text:s text:c="3"/>style = newStyles)</text:p>
      <text:p text:style-name="P1">@</text:p>
      <text:p text:style-name="P1"/>
      <text:p text:style-name="P1">&lt;&lt;testing7b, results = xml&gt;&gt;=</text:p>
      <text:p text:style-name="P1"># test selective formatting</text:p>
      <text:p text:style-name="P1">newStyles &lt;- tableStyles(</text:p>
      <text:p text:style-name="P1"><text:s text:c="3"/>iris[1:3,], </text:p>
      <text:p text:style-name="P1"><text:s text:c="3"/>useRowNames = TRUE, </text:p>
      <text:p text:style-name="P1"><text:s text:c="3"/>header = names(iris))</text:p>
      <text:p text:style-name="P1">newStyles$text[2,3] &lt;- "ArialHighlight"</text:p>
      <text:p text:style-name="P1">odfTable(</text:p>
      <text:p text:style-name="P1"><text:s text:c="3"/>iris[1:3,], </text:p>
      <text:p text:style-name="P1"><text:s text:c="3"/>useRowNames = TRUE,</text:p>
      <text:p text:style-name="P1"><text:s text:c="3"/>style = newStyles)</text:p>
      <text:p text:style-name="P1">@</text:p>
      <text:p text:style-name="P1"/>
      <text:p text:style-name="P3">A basic bulleted list of data</text:p>
      <text:p text:style-name="P1"/>
      <text:p text:style-name="P1">&lt;&lt;testing8, results = xml&gt;&gt;=</text:p>
      <text:p text:style-name="P1"># test factors</text:p>
      <text:p text:style-name="P1">odfItemize(levels(iris$Species))</text:p>
      <text:p text:style-name="P1">@</text:p>
      <text:p text:style-name="P3"/>
      <text:p text:style-name="P2"><text:soft-page-break/>The following section tests various combinations of options for code chunks.</text:p>
      <text:p text:style-name="P3"/>
      <text:p text:style-name="P3">Here we can test that no output or code are shown</text:p>
      <text:p text:style-name="P3"/>
      <text:p text:style-name="P4">&lt;&lt;testing9, echo=FALSE, results = hide&gt;&gt;=</text:p>
      <text:p text:style-name="P4">set.seed(345)</text:p>
      <text:p text:style-name="P4">x &lt;- rnorm(200)<text:line-break/>test &lt;- data.frame(matrix(rnorm(200), nrow = 40))</text:p>
      <text:p text:style-name="P3">@</text:p>
      <text:p text:style-name="P3"/>
      <text:p text:style-name="P3">Now test that the code shows up:</text:p>
      <text:p text:style-name="P3"/>
      <text:p text:style-name="P4">&lt;&lt;testing10, echo=TRUE, results = hide&gt;&gt;=</text:p>
      <text:p text:style-name="P4">set.seed(345)</text:p>
      <text:p text:style-name="P4">x &lt;- rnorm(200)<text:line-break/>test &lt;- data.frame(matrix(rnorm(200), nrow = 40))</text:p>
      <text:p text:style-name="P3">@</text:p>
      <text:p text:style-name="P3"/>
      <text:p text:style-name="P3">This chunk tests that the print option works:</text:p>
      <text:p text:style-name="P3"/>
      <text:p text:style-name="P4">&lt;&lt;testing11, echo=FALSE, print=TRUE&gt;&gt;=</text:p>
      <text:p text:style-name="P3">testing3 &lt;- summary(test$X1)<text:line-break/>@</text:p>
      <text:p text:style-name="P3"/>
      <text:p text:style-name="P3">Here we test that eval does what is should</text:p>
      <text:p text:style-name="P3"/>
      <text:p text:style-name="P3">&lt;&lt;testing12, eval=FALSE&gt;&gt;=<text:line-break/>mean(1:10)<text:line-break/>@</text:p>
      <text:p text:style-name="P3"/>
      <text:p text:style-name="P3"/>
      <text:p text:style-name="P2">The following section tests in-line code.</text:p>
      <text:p text:style-name="P3"/>
      <text:p text:style-name="P4">This file was processed on \Sexpr{date()}</text:p>
      <text:p text:style-name="P5"/>
      <text:p text:style-name="P5"><text:span text:style-name="T1">\Sexpr{round(sqrt(2), 2)}</text:span> <text:span text:style-name="T2">(if the entire in-line code has the same formatting, it persists)</text:span></text:p>
      <text:p text:style-name="P5"/>
      <text:p text:style-name="P5">\Sexpr{"abcd"}</text:p>
      <text:p text:style-name="P5"/>
      <text:p text:style-name="P5">\Sexpr{paste(letters[5:10], <text:s text:c="5"/>collapse = ",")} <text:span text:style-name="T2">(white space check)</text:span></text:p>
      <text:p text:style-name="P5"/>
      <text:p text:style-name="P5">\Sexpr{paste(letters[11:15], collapse = “,”)} <text:span text:style-name="T2">(non-standard quote check)</text:span></text:p>
      <text:p text:style-name="P1"/>
      <text:p text:style-name="P1"/>
      <text:p text:style-name="P2">The following section tests various combinations of options for figure code chunks.</text:p>
      <text:p text:style-name="P1"/>
      <text:p text:style-name="P4">SweaveOpts{print=false} </text:p>
      <text:p text:style-name="Standard"/>
      <text:p text:style-name="P4">&lt;&lt;testing13, echo=false&gt;&gt;=</text:p>
      <text:p text:style-name="P4">options(SweaveHooks=list(fig=function() par(bg="red", fg="blue"))) </text:p>
      <text:p text:style-name="P4"><text:soft-page-break/>@</text:p>
      <text:p text:style-name="P8"/>
      <text:p text:style-name="P8">This plot should have a red background and a blue foreground</text:p>
      <text:p text:style-name="P4">&lt;&lt;testing14, fig = TRUE&gt;&gt;=</text:p>
      <text:p text:style-name="P6">plot(1:10, <text:s text:c="12"/>pch = 1:10)<text:line-break/>@</text:p>
      <text:p text:style-name="P6"><text:s/></text:p>
      <text:p text:style-name="P4">&lt;&lt;testing15, echo=false&gt;&gt;=</text:p>
      <text:p text:style-name="P4">options(SweaveHooks=list(fig=function() par(bg=NA, fg="black"))) </text:p>
      <text:p text:style-name="P6">@</text:p>
      <text:p text:style-name="P6"/>
      <text:p text:style-name="P9">Now we reset the hook and everything should look normal (but smaller)</text:p>
      <text:p text:style-name="P9">&lt;&lt;changeDispSize, results = hide, echo = TRUE&gt;&gt;=</text:p>
      <text:p text:style-name="P9">adjustImageSize(4,4)</text:p>
      <text:p text:style-name="P9">@</text:p>
      <text:p text:style-name="P4">&lt;&lt;testing 16a, fig = TRUE, echo = FALSE&gt;&gt;=</text:p>
      <text:p text:style-name="P4">set.seed(367)</text:p>
      <text:p text:style-name="P6">qqnorm(rnorm(200))<text:line-break/>@</text:p>
      <text:p text:style-name="P6"/>
      <text:p text:style-name="P9">&lt;&lt;changeDispSize, results = hide, echo = TRUE&gt;&gt;=</text:p>
      <text:p text:style-name="P9">adjustImageSize(4,4, scale = 1.75)</text:p>
      <text:p text:style-name="P9">@</text:p>
      <text:p text:style-name="P4">&lt;&lt;testing 16b, fig = TRUE, echo = FALSE&gt;&gt;=</text:p>
      <text:p text:style-name="P4">set.seed(367)</text:p>
      <text:p text:style-name="P6">qqnorm(rnorm(200))<text:line-break/>@</text:p>
      <text:p text:style-name="P7"/>
      <text:p text:style-name="P7"/>
      <text:p text:style-name="P4">&lt;&lt;changeWD&gt;&gt;=</text:p>
      <text:p text:style-name="P4">currentPath &lt;- getwd()</text:p>
      <text:p text:style-name="P4">setwd( system.file())</text:p>
      <text:p text:style-name="P4">@</text:p>
      <text:p text:style-name="P4"/>
      <text:p text:style-name="P4"># test to make sure that changing the working directory does not disrupt the image insertion</text:p>
      <text:p text:style-name="P4">&lt;&lt;testing16c, fig = TRUE&gt;&gt;=</text:p>
      <text:p text:style-name="P6">qqnorm(rnorm(200))<text:line-break/>@</text:p>
      <text:p text:style-name="P6"><text:s/></text:p>
      <text:p text:style-name="P4">&lt;&lt;changeBackWD&gt;&gt;=</text:p>
      <text:p text:style-name="P4">setwd(currentPath)</text:p>
      <text:p text:style-name="P6">@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06-05-17T10:45:46</meta:creation-date>
    <dc:date>2011-08-02T11:34:11</dc:date>
    <dc:language>en-US</dc:language>
    <meta:editing-cycles>173</meta:editing-cycles>
    <meta:editing-duration>P1DT2H58M51S</meta:editing-duration>
    <meta:document-statistic meta:table-count="1" meta:image-count="0" meta:object-count="0" meta:page-count="4" meta:paragraph-count="128" meta:word-count="568" meta:character-count="4001"/>
    <dc:creator>Max Kuhn</dc:creator>
    <meta:user-defined meta:name="Info 1"/>
    <meta:user-defined meta:name="Info 2"/>
    <meta:user-defined meta:name="Info 3"/>
    <meta:user-defined meta:name="Info 4"/>
  </office:meta>
</office:document-meta>
</file>